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StoreBean.setProperty( Node node ,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RStoreBean.getOrAddNode( Node parent , String name ,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RStoreBean.setProperty( Node node , String name , String [ ]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RStoreBean.createNode( Node parent , String name ,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CRStoreBean.getMessageName( Message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CRStoreBean.setProperty( Node node , String name , Dat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RStoreBean.setParentNode( 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StoreBean.setProperty( Node node , String name , Address [ ] 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CRStoreBean.storeMessage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CRStoreBean.importEntity( Part entity , Node par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JCRStoreBean.setProperty( Node node , String name , Address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RStoreBean.getContentType( Part ent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CRStoreBean.format( String format ,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